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'Google Sans', sans-serif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rem" svg:font-family="rem, 'Google Sans Text', 'Google Sans', sans-serif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letter-spacing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T1" style:family="text">
      <style:text-properties fo:font-variant="normal" fo:text-transform="none" fo:color="#c7c7c7" loext:opacity="100%" fo:letter-spacing="normal" style:font-name-asian="Google Sans Text" style:font-size-asian="10.5pt" style:font-style-asian="normal" style:font-weight-asian="normal"/>
    </style:style>
    <style:style style:name="T2" style:family="text">
      <style:text-properties fo:color="#c7c7c7" loext:opacity="100%" style:font-name="rem" fo:font-size="10.5pt" fo:font-style="normal" fo:font-weight="bold" style:font-name-asian="Google Sans Text" style:font-size-asian="10.5pt" style:font-style-asian="normal" style:font-weight-asian="normal"/>
    </style:style>
    <style:style style:name="T3" style:family="text">
      <style:text-properties fo:color="#c7c7c7" loext:opacity="100%" style:font-name-asian="rem" style:font-size-asian="10.5pt" style:font-style-asian="normal" style:font-weight-asian="bold"/>
    </style:style>
    <style:style style:name="T4" style:family="text">
      <style:text-properties style:font-name="rem" fo:font-size="10.5pt" fo:font-style="normal" fo:font-weight="normal"/>
    </style:style>
    <style:style style:name="T5" style:family="text">
      <style:text-properties style:font-name="rem" fo:font-size="10.5pt" fo:font-style="normal" fo:font-weight="bold"/>
    </style:style>
    <style:style style:name="T6" style:family="text">
      <style:text-properties style:font-name-asian="rem" style:font-size-asian="10.5pt" style:font-style-asian="normal" style:font-weight-asian="normal"/>
    </style:style>
    <style:style style:name="T7" style:family="text">
      <style:text-properties style:font-name-asian="rem" style:font-size-asian="10.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일반적으로 사용되는 </text:span><text:span text:style-name="T2">RNA-seq </text:span><text:span text:style-name="T3">파이프라인 간의 추정된 유전자 발현의 변동성</text:span></text:p>
      <text:p text:style-name="P2"><text:span text:style-name="T3"/></text:p>
      <text:p text:style-name="P1"><text:span text:style-name="T5">SCIENTIFIC REPORTS | (2020) 10:2734 | https://doi.org/10.1038/s41598-020-59516-z</text:span><text:span text:style-name="T4"> </text:span><text:span text:style-name="T7">일반적으로 사용되는 </text:span><text:span text:style-name="T5">RNA-seq </text:span><text:span text:style-name="T7">파이프라인 간의 추정된 유전자 발현의 변동성</text:span><text:span text:style-name="T6"> </text:span><text:span text:style-name="T4">Sonali Arora¹, Siobhan S. Pattwell¹, Eric C. Holland¹* </text:span><text:span text:style-name="T6">및 </text:span><text:span text:style-name="T4">Hamid Bolouri¹,²*</text:span></text:p>
      <text:p text:style-name="P1"><text:span text:style-name="T4">RNA-</text:span><text:span text:style-name="T6">시퀀싱 데이터는 클러스터링</text:span><text:span text:style-name="T4">, </text:span><text:span text:style-name="T6">분류</text:span><text:span text:style-name="T4">, </text:span><text:span text:style-name="T6">회귀 및 차등 발현 분석과 같은 수치적 방법을 사용하여 질병 바이오마커 및 치료 표적을 식별하는 데 널리 사용됩니다</text:span><text:span text:style-name="T4">. </text:span><text:span text:style-name="T6">이러한 접근 방식은 </text:span><text:span text:style-name="T4">RNA-seq</text:span><text:span text:style-name="T6">의 </text:span><text:span text:style-name="T4">mRNA </text:span><text:span text:style-name="T6">풍부도</text:span><text:span text:style-name="T4">(abundance) </text:span><text:span text:style-name="T6">추정치가 실제 발현 수준의 신뢰할 수 있는 추정치라는 가정에 의존합니다</text:span><text:span text:style-name="T4">. </text:span><text:span text:style-name="T6">여기서 우리는 </text:span><text:span text:style-name="T5">6,690</text:span><text:span text:style-name="T7">개의 인간 종양 및 정상 조직에 적용된 </text:span><text:span text:style-name="T5">5</text:span><text:span text:style-name="T7">개의 </text:span><text:span text:style-name="T5">RNA-seq </text:span><text:span text:style-name="T7">처리 파이프라인의 데이터</text:span><text:span text:style-name="T6">를 사용하여</text:span><text:span text:style-name="T4">, </text:span><text:span text:style-name="T6">단백질 코딩 유전자의 거의 </text:span><text:span text:style-name="T4">88%</text:span><text:span text:style-name="T6">가 모든 파이프라인에서 유사한 유전자 발현 프로파일을 가짐을 보여줍니다</text:span><text:span text:style-name="T4">. </text:span><text:span text:style-name="T6">그러나 </text:span><text:span text:style-name="T7">단백질 코딩 유전자의 </text:span><text:span text:style-name="T5">12% </text:span><text:span text:style-name="T7">이상에 대해</text:span><text:span text:style-name="T5">, </text:span><text:span text:style-name="T7">현재 최고 수준의 </text:span><text:span text:style-name="T5">RNA-seq </text:span><text:span text:style-name="T7">처리 파이프라인들이 정확히 동일한 샘플과 동일한 </text:span><text:span text:style-name="T5">RNA-seq </text:span><text:span text:style-name="T7">리드 세트에 적용되었을 때 풍부도 추정치에서 </text:span><text:span text:style-name="T5">4</text:span><text:span text:style-name="T7">배 이상의 차이를 보입니다</text:span><text:span text:style-name="T5">.</text:span><text:span text:style-name="T4"> </text:span><text:span text:style-name="T6">발현 배수 변화</text:span><text:span text:style-name="T4">(fold changes)</text:span><text:span text:style-name="T6">도 유사하게 영향을 받습니다</text:span><text:span text:style-name="T4">. </text:span><text:span text:style-name="T6">영향을 받는 유전자 중 다수는 널리 연구되는 질병 관련 유전자입니다</text:span><text:span text:style-name="T4">. </text:span><text:span text:style-name="T6">우리는 영향을 받는 유전자들이 파이프라인 간에 다양한 불일치 패턴을 보인다는 것을 보여주며</text:span><text:span text:style-name="T4">, </text:span><text:span text:style-name="T6">이는 많은 파이프라인 간의 차이가 </text:span><text:span text:style-name="T4">mRNA </text:span><text:span text:style-name="T6">풍부도 추정치의 전반적인 불확실성에 기여함을 시사합니다</text:span><text:span text:style-name="T4">. </text:span><text:span text:style-name="T6">여기서 보고된 불일치 유전자의 </text:span><text:span text:style-name="T4">mRNA </text:span><text:span text:style-name="T6">풍부도를 추정하기 위한 골드 표준</text:span><text:span text:style-name="T4">(gold-standards)</text:span><text:span text:style-name="T6">을 개발하기 위해 공동의 커뮤니티 차원의 노력이 필요할 것입니다</text:span><text:span text:style-name="T4">. </text:span><text:span text:style-name="T6">그동안</text:span><text:span text:style-name="T4">, </text:span><text:span text:style-name="T6">우리의 불일치하게 평가된 유전자 목록은 강력한 마커 발견 및 표적 선택을 위한 중요한 리소스를 제공합니다</text:span><text:span text:style-name="T4">.</text:span></text:p>
      <text:p text:style-name="P1"><text:span text:style-name="T4">RNA-</text:span><text:span text:style-name="T6">시퀀싱 데이터는 인간 질병을 연구하는 데 사용할 수 있는 전사체에 대한 정량적 보기를 제공합니다</text:span><text:span text:style-name="T4">. </text:span><text:span text:style-name="T6">대규모 연구의 </text:span><text:span text:style-name="T4">RNA-seq </text:span><text:span text:style-name="T6">데이터를 분석하려면 플랫폼 관련 편향과 노이즈를 제어하면서 모든 샘플의 원시 시퀀싱 리드를 효율적이고 균일하게 처리해야 합니다</text:span><text:span text:style-name="T4">. </text:span><text:span text:style-name="T6">최근 몇 년 동안</text:span><text:span text:style-name="T4">, The Cancer Genome Atlas (TCGA)¹(33</text:span><text:span text:style-name="T6">개 암 유형에 걸친 </text:span><text:span text:style-name="T4">10,340</text:span><text:span text:style-name="T6">명의 개인에 대한 </text:span><text:span text:style-name="T4">RNA-seq </text:span><text:span text:style-name="T6">데이터</text:span><text:span text:style-name="T4">) </text:span><text:span text:style-name="T6">및 </text:span><text:span text:style-name="T4">Genotype-Tissue Expression Project (GTEx)(551</text:span><text:span text:style-name="T6">명의 건강한 개인과 </text:span><text:span text:style-name="T4">54</text:span><text:span text:style-name="T6">개 신체 부위에서 얻은 </text:span><text:span text:style-name="T4">9,662</text:span><text:span text:style-name="T6">개 샘플</text:span><text:span text:style-name="T4">)</text:span><text:span text:style-name="T6">와 같은 대규모 연구의 </text:span><text:span text:style-name="T4">RNA-seq </text:span><text:span text:style-name="T6">데이터를 처리한 여러 획기적인 프로젝트가 있었습니다</text:span><text:span text:style-name="T4">. TOPMed </text:span><text:span text:style-name="T6">파이프라인을 사용하여 처리된 </text:span><text:span text:style-name="T4">GTEx RNA-seq </text:span><text:span text:style-name="T6">데이터는 이러한 최초의 노력 중 하나였습니다</text:span><text:span text:style-name="T4">. </text:span><text:span text:style-name="T6">나중에 </text:span><text:span text:style-name="T4">TCGA</text:span><text:span text:style-name="T6">를 포함한 다양한 대규모 암 연구의 균일하게 처리된 암 게놈 데이터</text:span><text:span text:style-name="T4">(RNA-seq, </text:span><text:span text:style-name="T6">카피 수</text:span><text:span text:style-name="T4">, </text:span><text:span text:style-name="T6">변이 호출</text:span><text:span text:style-name="T4">)</text:span><text:span text:style-name="T6">가 </text:span><text:span text:style-name="T4">NCI Genomic Data Commons (GDC)³</text:span><text:span text:style-name="T6">에 의해 제공되었습니다</text:span><text:span text:style-name="T4">. </text:span><text:span text:style-name="T6">이러한 노력 외에도</text:span><text:span text:style-name="T4">, </text:span><text:span text:style-name="T5">Rahman </text:span><text:span text:style-name="T7">등은 기술적인 샘플 간 가변성을 줄이기 위해 모든 </text:span><text:span text:style-name="T5">TCGA </text:span><text:span text:style-name="T7">샘플의 원시 시퀀싱 리드를 재처리했습니다</text:span><text:span text:style-name="T5">.</text:span><text:span text:style-name="T4"> </text:span><text:span text:style-name="T6">그들은 하류 분석을 위해 정규화된 유전자 카운트와 정수 유전자 카운트를 모두 제공하는 쉽게 액세스할 수 있는 리소스를 제공합니다</text:span><text:span text:style-name="T4">.</text:span></text:p>
      <text:p text:style-name="P1"><text:span text:style-name="T6">유럽 생물정보학 연구소</text:span><text:span text:style-name="T4">(EBI)</text:span><text:span text:style-name="T6">의 </text:span><text:span text:style-name="T4">Expression Atlas </text:span><text:span text:style-name="T6">프로젝트 역시 </text:span><text:span text:style-name="T4">Array Express, NCBI</text:span><text:span text:style-name="T6">의 </text:span><text:span text:style-name="T4">Gene Expression Omnibus (GEO), European Nucleotide Archive (ENA) </text:span><text:span text:style-name="T6">및 </text:span><text:span text:style-name="T4">GTEx</text:span><text:span text:style-name="T6">와 같은 다양한 대규모 연구에서 공개적으로 사용 가능하고 통제된 </text:span><text:span text:style-name="T4">RNA-Seq </text:span><text:span text:style-name="T6">데이터를 균일하게 처리했습니다</text:span><text:span text:style-name="T4">. Collado-Torres </text:span><text:span text:style-name="T6">등은 </text:span><text:soft-page-break/><text:span text:style-name="T5">recount2</text:span><text:span text:style-name="T6">를 개발하여</text:span><text:span text:style-name="T4">, TCGA, GTEx </text:span><text:span text:style-name="T6">및 </text:span><text:span text:style-name="T4">Short Read Archive (SRA)</text:span><text:span text:style-name="T6">에 기탁된 </text:span><text:span text:style-name="T4">70,000</text:span><text:span text:style-name="T6">개 이상의 인간 샘플에서 얻은 </text:span><text:span text:style-name="T4">4.4</text:span><text:span text:style-name="T6">조 개 이상의 </text:span><text:span text:style-name="T4">RNA-seq </text:span><text:span text:style-name="T6">원시 리드를 </text:span><text:span text:style-name="T4">Rail-RNA </text:span><text:span text:style-name="T6">파이프라인을 사용하여 균일하게 처리했습니다</text:span><text:span text:style-name="T4">. </text:span><text:span text:style-name="T6">모든 연구의 원시 시퀀싱 리드는 샘플 간 비교 가능성을 극대화하기 위해 동일하게 처리되었습니다</text:span><text:span text:style-name="T4">. Vivian </text:span><text:span text:style-name="T6">등은 </text:span><text:span text:style-name="T5">Toil</text:span><text:span text:style-name="T6">을 개발했는데</text:span><text:span text:style-name="T4">, </text:span><text:span text:style-name="T6">이는 </text:span><text:span text:style-name="T4">32,000</text:span><text:span text:style-name="T6">개의 상업용 클라우드 컴퓨팅 선점형 코어를 사용하여 </text:span><text:span text:style-name="T4">4</text:span><text:span text:style-name="T6">일 이내에 </text:span><text:span text:style-name="T4">4</text:span><text:span text:style-name="T6">개의 대규모 연구</text:span><text:span text:style-name="T4">(TCGA </text:span><text:span text:style-name="T6">및 </text:span><text:span text:style-name="T4">GTEx </text:span><text:span text:style-name="T6">포함</text:span><text:span text:style-name="T4">)</text:span><text:span text:style-name="T6">에서 얻은 </text:span><text:span text:style-name="T4">20,000</text:span><text:span text:style-name="T6">개 이상의 </text:span><text:span text:style-name="T4">RNA-seq </text:span><text:span text:style-name="T6">샘플을 처리한 견고한 워크플로우입니다</text:span><text:span text:style-name="T4">. </text:span><text:span text:style-name="T6">그들은 유사한 대규모 데이터 세트를 처리하는 기존 파이프라인에 비해 비용과 시간을 </text:span><text:span text:style-name="T4">30</text:span><text:span text:style-name="T6">배 절감했음을 입증했습니다</text:span><text:span text:style-name="T4">.</text:span></text:p>
      <text:p text:style-name="P1"><text:span text:style-name="T6">각각의 이러한 파이프라인은 대규모 연구의 원시 시퀀싱 </text:span><text:span text:style-name="T4">RNA-seq </text:span><text:span text:style-name="T6">리드를 재처리하는 그 자체로 가치가 있으며 과학 연구를 위해 널리 사용되는 유전자 발현 데이터를 제공합니다</text:span><text:span text:style-name="T4">. </text:span><text:span text:style-name="T6">그러나 각각의 이러한 파이프라인은 서로 다른 생물정보학 도구를 사용하며 다양한 게놈 주석을 사용하여 인간 게놈의 서로 다른 어셈블리에 정렬되었습니다</text:span><text:span text:style-name="T4">. </text:span><text:span text:style-name="T6">우리는 </text:span><text:span text:style-name="T7">데이터 처리의 차이가 유전자 발현 정량화에 어떤 영향을 미치는지 이해하기 위해 파이프라인에 의해 처리된 공통 샘플</text:span><text:span text:style-name="T5">(TCGA</text:span><text:span text:style-name="T7">에서 </text:span><text:span text:style-name="T5">4,800</text:span><text:span text:style-name="T7">개 종양 샘플</text:span><text:span text:style-name="T5">, GTEx</text:span><text:span text:style-name="T7">에서 </text:span><text:span text:style-name="T5">1,890</text:span><text:span text:style-name="T7">개 정상 조직 샘플</text:span><text:span text:style-name="T5">)</text:span><text:span text:style-name="T7">의 유전자 발현 값을 비교했습니다</text:span><text:span text:style-name="T5">.</text:span><text:span text:style-name="T4"> </text:span><text:span text:style-name="T6">우리는 대다수의 단백질 코딩 유전자가 파이프라인 간에 논쟁의 여지 없이 수용 가능한 일치성을 보여주지만</text:span><text:span text:style-name="T4">, </text:span><text:span text:style-name="T6">게놈의 </text:span><text:span text:style-name="T7">단백질 코딩 유전자의 </text:span><text:span text:style-name="T5">12% </text:span><text:span text:style-name="T7">이상에 대해 서로 다른 파이프라인이 </text:span><text:span text:style-name="T5">4</text:span><text:span text:style-name="T7">배 이상 차이가 나는 유전자 발현 추정치를 생성한다</text:span><text:span text:style-name="T6">는 것을 보여줍니다</text:span><text:span text:style-name="T4">.</text:span></text:p>
      <text:p text:style-name="P1"><text:span text:style-name="T7">결과</text:span><text:span text:style-name="T6"> </text:span><text:span text:style-name="T4">RNA-seq </text:span><text:span text:style-name="T6">데이터 처리 차이가 유전자 발현 추정치에 미치는 영향을 탐구하기 위해</text:span><text:span text:style-name="T4">, </text:span><text:span text:style-name="T6">우리는 </text:span><text:span text:style-name="T4">TCGA</text:span><text:span text:style-name="T6">의 </text:span><text:span text:style-name="T4">4,800</text:span><text:span text:style-name="T6">개 종양 샘플에 대해 </text:span><text:span text:style-name="T4">5</text:span><text:span text:style-name="T6">개의 서로 다른 최고 수준의 처리 파이프라인에서 균일하게 처리된 범조직 </text:span><text:span text:style-name="T4">RNA-seq </text:span><text:span text:style-name="T6">풍부도 값을 다운로드했고</text:span><text:span text:style-name="T4">, GTEx</text:span><text:span text:style-name="T6">의 </text:span><text:span text:style-name="T4">1,890</text:span><text:span text:style-name="T6">개 정상 조직 샘플에 대해 </text:span><text:span text:style-name="T4">4</text:span><text:span text:style-name="T6">개 파이프라인의 호출 값을 다운로드했습니다</text:span><text:span text:style-name="T4">. </text:span><text:span text:style-name="T6">공정한 비교를 위해</text:span><text:span text:style-name="T4">, </text:span><text:span text:style-name="T6">우리는 모든 분석을 모든 데이터 세트에 나타나는 단백질 코딩 유전자로 제한했습니다</text:span><text:span text:style-name="T4">(TCGA</text:span><text:span text:style-name="T6">의 경우 </text:span><text:span text:style-name="T4">16,109</text:span><text:span text:style-name="T6">개</text:span><text:span text:style-name="T4">, GTEx</text:span><text:span text:style-name="T6">의 경우 </text:span><text:span text:style-name="T4">16,518</text:span><text:span text:style-name="T6">개</text:span><text:span text:style-name="T4">). </text:span><text:span text:style-name="T6">여기서 분석된 모든 풍부도 추정치는 </text:span><text:span text:style-name="T7">동일한 </text:span><text:span text:style-name="T5">RNA-seq </text:span><text:span text:style-name="T7">리드 세트에 대한 것</text:span><text:span text:style-name="T6">임을 유의하는 것이 중요합니다</text:span><text:span text:style-name="T4">. </text:span><text:span text:style-name="T6">따라서 동일한 유전자와 샘플에 대한 풍부도 추정치 간의 변동은 순전히 서로 다른 데이터 처리 소프트웨어 파이프라인의 결과입니다</text:span><text:span text:style-name="T4">. </text:span><text:span text:style-name="T6">여기에서 논의된 </text:span><text:span text:style-name="T4">RNA-seq </text:span><text:span text:style-name="T6">파이프라인 간의 차이점에는 방법</text:span><text:span text:style-name="T4">/</text:span><text:span text:style-name="T6">소프트웨어</text:span><text:span text:style-name="T4">, </text:span><text:span text:style-name="T6">소프트웨어 버전</text:span><text:span text:style-name="T4">, </text:span><text:span text:style-name="T6">서로 다른 주석</text:span><text:span text:style-name="T4">, </text:span><text:span text:style-name="T6">서로 다른 참조 어셈블리</text:span><text:span text:style-name="T4">, </text:span><text:span text:style-name="T6">런타임 매개변수 값</text:span><text:span text:style-name="T4">, </text:span><text:span text:style-name="T6">카운팅</text:span><text:span text:style-name="T4">/</text:span><text:span text:style-name="T6">정규화 방법이 포함됩니다</text:span><text:span text:style-name="T4">(</text:span><text:span text:style-name="T6">보충 표 </text:span><text:span text:style-name="T4">S1a).</text:span></text:p>
      <text:p text:style-name="P1"><text:span text:style-name="T6">그림 </text:span><text:span text:style-name="T4">2a,b</text:span><text:span text:style-name="T6">에 예시된 바와 같이</text:span><text:span text:style-name="T4">, TCGA </text:span><text:span text:style-name="T6">및 </text:span><text:span text:style-name="T4">GTEx </text:span><text:span text:style-name="T6">데이터의 </text:span><text:span text:style-name="T4">FPKM </text:span><text:span text:style-name="T6">기반 주성분 분석</text:span><text:span text:style-name="T4">(PCA) </text:span><text:span text:style-name="T6">플롯은 데이터 소스별로 급격하게 클러스터링됩니다</text:span><text:span text:style-name="T4">. </text:span><text:span text:style-name="T6">실제로 </text:span><text:span text:style-name="T4">TCGA </text:span><text:span text:style-name="T6">및 </text:span><text:span text:style-name="T4">GTEx </text:span><text:span text:style-name="T6">데이터 모두에 대해 </text:span><text:span text:style-name="T4">FPKM </text:span><text:span text:style-name="T6">기반 </text:span><text:span text:style-name="T4">mRNA </text:span><text:span text:style-name="T6">풍부도 추정치 간의 차이는 데이터 총 가변성의 </text:span><text:span text:style-name="T4">50% </text:span><text:span text:style-name="T6">이상을 설명합니다</text:span><text:span text:style-name="T4">(PC1</text:span><text:span text:style-name="T6">을 따른 </text:span><text:span text:style-name="T4">'</text:span><text:span text:style-name="T6">설명된 변동 비율</text:span><text:span text:style-name="T4">' </text:span><text:span text:style-name="T6">참조</text:span><text:span text:style-name="T4">). </text:span><text:span text:style-name="T6">이 문제를 극복하기 위해</text:span><text:span text:style-name="T4">, </text:span><text:span text:style-name="T6">우리는 모든 데이터 세트를 </text:span><text:span text:style-name="T5">TPM(transcripts per million) </text:span><text:span text:style-name="T7">단위</text:span><text:span text:style-name="T6">로 변환했습니다</text:span><text:span text:style-name="T4">. TPM</text:span><text:span text:style-name="T6">은 분율 풍부도 측정치</text:span><text:span text:style-name="T4">(</text:span><text:span text:style-name="T6">백만 개 전사체당</text:span><text:span text:style-name="T4">)</text:span><text:span text:style-name="T6">이므로</text:span><text:span text:style-name="T4">, FPKM</text:span><text:span text:style-name="T6">을 </text:span><text:span text:style-name="T4">TPM</text:span><text:span text:style-name="T6">으로 변환하기 전에 각 데이터 세트를 </text:span><text:span text:style-name="T4">16,738</text:span><text:span text:style-name="T6">개의 공통 단백질 코딩 유전자 세트로 제한했습니다</text:span><text:span text:style-name="T4">. </text:span><text:span text:style-name="T6">이러한 단위 변환 후</text:span><text:span text:style-name="T4">, TCGA </text:span><text:span text:style-name="T6">및 </text:span><text:span text:style-name="T4">GTEx </text:span><text:span text:style-name="T6">데이터의 서로 다른 버전은 전 게놈 수준에서 매우 유사하게 나타나며</text:span><text:span text:style-name="T4">(</text:span><text:span text:style-name="T6">그림 </text:span><text:span text:style-name="T4">2c,d </text:span><text:span text:style-name="T6">및 보충 그림 </text:span><text:span text:style-name="T4">S2, S3), </text:span><text:span text:style-name="T7">데이터 소스 효과보다 조직 간 차이가 더 뚜렷해집니다</text:span><text:span text:style-name="T4">(</text:span><text:span text:style-name="T6">그림 </text:span><text:span text:style-name="T4">2e,f).</text:span></text:p>
      <text:p text:style-name="P1"><text:soft-page-break/><text:span text:style-name="T6">우리는 특정 샘플에서의 발현이 한 파이프라인에 따르면 </text:span><text:span text:style-name="T4">32 TPM </text:span><text:span text:style-name="T6">이상</text:span><text:span text:style-name="T4">(</text:span><text:span text:style-name="T6">높은 발현을 시사</text:span><text:span text:style-name="T4">)</text:span><text:span text:style-name="T6">이지만</text:span><text:span text:style-name="T4">, </text:span><text:span text:style-name="T6">동일한 샘플에서 적어도 하나의 다른 파이프라인에 따르면 </text:span><text:span text:style-name="T4">8 TPM </text:span><text:span text:style-name="T6">미만</text:span><text:span text:style-name="T4">(</text:span><text:span text:style-name="T6">즉</text:span><text:span text:style-name="T4">, 4</text:span><text:span text:style-name="T6">배 이상 낮음</text:span><text:span text:style-name="T4">)</text:span><text:span text:style-name="T6">인 유전자를 검색했습니다</text:span><text:span text:style-name="T4">. </text:span><text:span text:style-name="T6">풍부도 추정치 간의 이러한 큰 차이가 소수의 이상치 샘플로 인한 것이 아님을 보장하기 위해</text:span><text:span text:style-name="T4">, </text:span><text:span text:style-name="T6">유전자 발현이 모든 샘플의 최소 </text:span><text:span text:style-name="T4">1%(TCGA</text:span><text:span text:style-name="T6">의 경우 </text:span><text:span text:style-name="T4">48</text:span><text:span text:style-name="T6">개 샘플</text:span><text:span text:style-name="T4">, GTEx</text:span><text:span text:style-name="T6">의 경우 </text:span><text:span text:style-name="T4">19</text:span><text:span text:style-name="T6">개 샘플</text:span><text:span text:style-name="T4">)</text:span><text:span text:style-name="T6">에서 불일치</text:span><text:span text:style-name="T4">(</text:span><text:span text:style-name="T6">즉</text:span><text:span text:style-name="T4">, </text:span><text:span text:style-name="T6">위의 기준을 충족</text:span><text:span text:style-name="T4">)</text:span><text:span text:style-name="T6">해야 한다는 요건을 추가했습니다</text:span><text:span text:style-name="T4">. </text:span><text:span text:style-name="T6">우리는 이러한 기준을 충족하는 유전자를 </text:span><text:span text:style-name="T5">"</text:span><text:span text:style-name="T7">불일치하게 정량화된</text:span><text:span text:style-name="T5">"(DQ; discordantly quantified) </text:span><text:span text:style-name="T7">유전자</text:span><text:span text:style-name="T6">라고 부릅니다</text:span><text:span text:style-name="T4">.</text:span></text:p>
      <text:p text:style-name="P1"><text:span text:style-name="T6">우리는 </text:span><text:span text:style-name="T4">TCGA </text:span><text:span text:style-name="T6">데이터에서 </text:span><text:span text:style-name="T4">1,637</text:span><text:span text:style-name="T6">개의 </text:span><text:span text:style-name="T4">DQ </text:span><text:span text:style-name="T6">유전자</text:span><text:span text:style-name="T4">(~10%), GTEx </text:span><text:span text:style-name="T6">데이터에서 </text:span><text:span text:style-name="T4">1,214</text:span><text:span text:style-name="T6">개의 </text:span><text:span text:style-name="T4">DQ </text:span><text:span text:style-name="T6">유전자</text:span><text:span text:style-name="T4">(~7%)</text:span><text:span text:style-name="T6">를 발견했습니다</text:span><text:span text:style-name="T4">. </text:span><text:span text:style-name="T6">중요하게도</text:span><text:span text:style-name="T4">, </text:span><text:span text:style-name="T6">불일치하는 풍부도 추정치는 단일 파이프라인의 이상치 추정치로 인한 것이 아닙니다</text:span><text:span text:style-name="T4">. </text:span><text:span text:style-name="T6">분석된 </text:span><text:span text:style-name="T4">16,738</text:span><text:span text:style-name="T6">개의 유전자 중 모든 </text:span><text:span text:style-name="T4">TCGA </text:span><text:span text:style-name="T6">및 </text:span><text:span text:style-name="T4">GTEx </text:span><text:span text:style-name="T6">데이터 세트에 걸쳐 </text:span><text:span text:style-name="T5">2,068</text:span><text:span text:style-name="T7">개의 유전자</text:span><text:span text:style-name="T5">(12.36%)</text:span><text:span text:style-name="T7">가 </text:span><text:span text:style-name="T5">DQ</text:span><text:span text:style-name="T7">입니다</text:span><text:span text:style-name="T5">.</text:span><text:span text:style-name="T4"> </text:span><text:span text:style-name="T6">관찰된 불일치는 특정 처리 파이프라인 하위 집합이나 특정 샘플 하위 집합에 기인하지 않습니다</text:span><text:span text:style-name="T4">. </text:span><text:span text:style-name="T6">가장 높은 일치도를 보이는 두 파이프라인</text:span><text:span text:style-name="T4">(MSKCC </text:span><text:span text:style-name="T6">및 </text:span><text:span text:style-name="T4">Xena/TOIL)</text:span><text:span text:style-name="T6">조차도 여전히 많은 수의 샘플에서 </text:span><text:span text:style-name="T4">DQ</text:span><text:span text:style-name="T6">인 유전자를 많이 포함하고 있습니다</text:span><text:span text:style-name="T4">.</text:span></text:p>
      <text:p text:style-name="P1"><text:span text:style-name="T6">배수 변화</text:span><text:span text:style-name="T4">(fold-change) </text:span><text:span text:style-name="T6">추정치의 차이는 차등 유전자 발현 분석 결과에 영향을 미칩니다</text:span><text:span text:style-name="T4">. 3</text:span><text:span text:style-name="T6">가지 암 하위 유형에 걸친 차등 발현 평가 결과</text:span><text:span text:style-name="T4">, 5</text:span><text:span text:style-name="T6">개 데이터 세트 간에 평가 결과의 큰 차이가 드러났습니다</text:span><text:span text:style-name="T4">(</text:span><text:span text:style-name="T6">그림 </text:span><text:span text:style-name="T4">5a). </text:span><text:span text:style-name="T6">구체적으로</text:span><text:span text:style-name="T4">, </text:span><text:span text:style-name="T7">차등 발현 유전자의 </text:span><text:span text:style-name="T5">17%</text:span><text:span text:style-name="T7">에서 </text:span><text:span text:style-name="T5">47% </text:span><text:span text:style-name="T7">사이가 </text:span><text:span text:style-name="T5">5</text:span><text:span text:style-name="T7">개 데이터 세트 모두에서 차등 발현된 것으로 식별되지 않았습니다</text:span><text:span text:style-name="T5">.</text:span><text:span text:style-name="T4"> </text:span><text:span text:style-name="T6">이러한 불일치하게 정량화된 유전자 발현 값은 차등 발현 및 경로 풍부화와 같은 일반적인 하류 분석에 영향을 미치며</text:span><text:span text:style-name="T4">, </text:span><text:span text:style-name="T6">바이오마커 및 표적 발견을 위한 </text:span><text:span text:style-name="T4">RNA-seq </text:span><text:span text:style-name="T6">데이터 사용에 대한 추가적인 우려를 제기합니다</text:span><text:span text:style-name="T4">. </text:span><text:span text:style-name="T6">우리의 발견은 절대적인 </text:span><text:span text:style-name="T4">RNA-seq </text:span><text:span text:style-name="T6">풍부도 추정치가 일반적으로 신뢰할 수 없으며</text:span><text:span text:style-name="T4">, </text:span><text:span text:style-name="T6">신뢰할 수 있는 차등 발현 분석이 게놈의 </text:span><text:span text:style-name="T4">3</text:span><text:span text:style-name="T6">분의 </text:span><text:span text:style-name="T4">2 </text:span><text:span text:style-name="T6">미만에서만 가능하다는 것을 발견한 </text:span><text:span text:style-name="T4">SEQC(Sequencing Quality Control Consortium)</text:span><text:span text:style-name="T6">의 결과와 일치합니다</text:span><text:span text:style-name="T4">.</text:span></text:p>
      <text:p text:style-name="P1"><text:span text:style-name="T6">대부분의 </text:span><text:span text:style-name="T4">DQ </text:span><text:span text:style-name="T6">유전자의 경우</text:span><text:span text:style-name="T4">, </text:span><text:span text:style-name="T6">파이프라인 간의 차이는 다양한 방식으로 발생합니다</text:span><text:span text:style-name="T4">. </text:span><text:span text:style-name="T6">예를 들어 그림 </text:span><text:span text:style-name="T4">6</text:span><text:span text:style-name="T6">은 </text:span><text:span text:style-name="T4">5</text:span><text:span text:style-name="T6">개 버전의 </text:span><text:span text:style-name="T4">TCGA </text:span><text:span text:style-name="T6">데이터에서 </text:span><text:span text:style-name="T4">3</text:span><text:span text:style-name="T6">개의 </text:span><text:span text:style-name="T4">DQ </text:span><text:span text:style-name="T6">유전자</text:span><text:span text:style-name="T4">(</text:span><text:span text:style-name="T6">백혈병 관련 유전자 </text:span><text:span text:style-name="T5">CEBPA</text:span><text:span text:style-name="T4"> </text:span><text:span text:style-name="T6">및 </text:span><text:span text:style-name="T5">NPM1</text:span><text:span text:style-name="T4">, </text:span><text:span text:style-name="T6">그리고 골수이형성 증후군에서 빈번하게 변이되는 스플라이싱 조절 인자 </text:span><text:span text:style-name="T5">U2AF1</text:span><text:span text:style-name="T4">)</text:span><text:span text:style-name="T6">의 발현 패턴을 보여줍니다</text:span><text:span text:style-name="T4">. </text:span><text:span text:style-name="T6">우리는 </text:span><text:span text:style-name="T4">NPM1</text:span><text:span text:style-name="T6">의 경우 추정치가 종종 단순한 스케일링 인자에 의해 다르다는 점에 주목합니다</text:span><text:span text:style-name="T4">. </text:span><text:span text:style-name="T6">반면 </text:span><text:span text:style-name="T4">CEBPA</text:span><text:span text:style-name="T6">의 경우 추정치 차이는 샘플 특이적인 것으로 보입니다</text:span><text:span text:style-name="T4">. </text:span><text:span text:style-name="T6">일부 파이프라인에서 </text:span><text:span text:style-name="T4">U2AF1</text:span><text:span text:style-name="T6">은 특정 샘플에서 본질적으로 발현되지 않지만</text:span><text:span text:style-name="T4">, </text:span><text:span text:style-name="T6">다른 파이프라인에 따르면 동일한 샘플에서 높게 발현되어</text:span><text:span text:style-name="T4">, </text:span><text:span text:style-name="T6">이 유전자에 대한 풍부도 추정치가 두 파이프라인 간에 단순히 상관관계가 매우 낮음을 입증합니다</text:span><text:span text:style-name="T4">.</text:span></text:p>
      <text:p text:style-name="P1"><text:span text:style-name="T7">고찰</text:span><text:span text:style-name="T6"> 여기서 비교된 </text:span><text:span text:style-name="T4">5</text:span><text:span text:style-name="T6">개의 최고 수준 </text:span><text:span text:style-name="T4">RNA-seq </text:span><text:span text:style-name="T6">파이프라인은 유방암</text:span><text:span text:style-name="T4">(BRCA1, TP53, ERRB2), </text:span><text:span text:style-name="T6">전립선암</text:span><text:span text:style-name="T4">(SPOP, IDH1, AKT1), </text:span><text:span text:style-name="T6">교모세포종과 관련된 유전자를 포함하여 </text:span><text:span text:style-name="T7">단백질 코딩 유전자의 거의 </text:span><text:span text:style-name="T5">88%</text:span><text:span text:style-name="T7">에 대해 일관된 결과</text:span><text:span text:style-name="T6">를 생성합니다</text:span><text:span text:style-name="T4">. </text:span><text:span text:style-name="T6">대조적으로</text:span><text:span text:style-name="T4">, </text:span><text:span text:style-name="T6">나머지 </text:span><text:span text:style-name="T5">12%</text:span><text:span text:style-name="T7">의 단백질 코딩 유전자</text:span><text:span text:style-name="T5">(</text:span><text:span text:style-name="T7">여기에는 많은 질병 관련 유전자도 포함됨</text:span><text:span text:style-name="T5">)</text:span><text:span text:style-name="T7">에 대한 풍부도 추정치는 파이프라인 간에 매우 가변적</text:span><text:span text:style-name="T6">이며</text:span><text:span text:style-name="T4">, </text:span><text:span text:style-name="T6">이는 이러한 유전자들이 </text:span><text:span text:style-name="T4">RNA-seq </text:span><text:span text:style-name="T6">분석에서 주의해서 다루어져야 함을 시사합니다</text:span><text:span text:style-name="T4">.</text:span></text:p>
      <text:p text:style-name="P1"><text:soft-page-break/><text:span text:style-name="T6">우리의 </text:span><text:span text:style-name="T4">2,068</text:span><text:span text:style-name="T6">개 </text:span><text:span text:style-name="T4">DQ </text:span><text:span text:style-name="T6">유전자 목록에는 </text:span><text:span text:style-name="T5">784</text:span><text:span text:style-name="T7">개의 질병 관련 유전자</text:span><text:span text:style-name="T6">가 포함되어 있습니다</text:span><text:span text:style-name="T4">(</text:span><text:span text:style-name="T6">보충 표 </text:span><text:span text:style-name="T4">S5). </text:span><text:span text:style-name="T6">이러한 유전자 중 다수</text:span><text:span text:style-name="T4">(</text:span><text:span text:style-name="T6">예</text:span><text:span text:style-name="T4">: </text:span><text:span text:style-name="T5">CEBPA, HIF1A, KRAS</text:span><text:span text:style-name="T4">)</text:span><text:span text:style-name="T6">는 널리 연구되고 있으며 다양한 인간 조직 및 질병에서 중요한 역할을 합니다</text:span><text:span text:style-name="T4">. </text:span><text:span text:style-name="T6">따라서 이들의 풍부도 추정치가 데이터 처리 파이프라인에 따라 </text:span><text:span text:style-name="T4">4</text:span><text:span text:style-name="T6">배 이상 다를 수 있다는 발견은 의생명 연구 및 중개 의학에 중요할 것입니다</text:span><text:span text:style-name="T4">. </text:span><text:span text:style-name="T6">여기서 공개된 불일치하는 풍부도 및 배수 변화 추정치는 기술적 오류를 의미하지 않습니다</text:span><text:span text:style-name="T4">. </text:span><text:span text:style-name="T6">오히려 복잡한 데이터 처리에 내재된 불확실성을 강조합니다</text:span><text:span text:style-name="T4">. </text:span><text:span text:style-name="T6">그럼에도 불구하고 최종 결과는 보고된 </text:span><text:span text:style-name="T4">DQ </text:span><text:span text:style-name="T6">유전자에 대해 우리가 어떤 </text:span><text:span text:style-name="T4">RNA-seq </text:span><text:span text:style-name="T6">처리 파이프라인에서 생성된 풍부도 추정치도 신뢰하기 어렵다는 것입니다</text:span><text:span text:style-name="T4">. </text:span><text:span text:style-name="T6">의생명 연구 및 임상 진료와 같은 중요한 애플리케이션의 경우</text:span><text:span text:style-name="T4">, </text:span><text:span text:style-name="T6">이러한 유전자의 </text:span><text:span text:style-name="T4">mRNA </text:span><text:span text:style-name="T6">풍부도를 추정하기 위한 골드 표준을 개발하기 위해 공동의 커뮤니티 차원의 노력이 필요할 것입니다</text:span><text:span text:style-name="T4">.</text:span>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'Google Sans', sans-serif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rem" svg:font-family="rem, 'Google Sans Text', 'Google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5:36:03.904100520</meta:creation-date>
    <dc:date>2026-01-11T15:39:14.933704681</dc:date>
    <meta:editing-duration>PT2M3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4" meta:word-count="3823" meta:character-count="6087" meta:non-whitespace-character-count="4808"/>
  </office:meta>
</office:document-meta>
</file>